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ext-properties style:font-name="Arial CE1" fo:font-size="12pt" style:font-size-asian="12pt" style:font-name-complex="Arial CE1" style:font-size-complex="12pt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godzin jest mniejsza lub </text:p>
            <text:p text:style-name="P1">równa liczbie nadgodzin bez premii przeprowadzamy </text:p>
            <text:p text:style-name="P1">test logiczny. Gdy nierówność jest prawdziwa mnożymy</text:p>
            <text:p text:style-name="P1"><text:s/>te wartości, w przeciwnym wypadku do iloczynu dodajemy</text:p>
            <text:p text:style-name="P1">różnice liczby nadgodzin i normy, które mnożymy przez </text:p>
            <text:p text:style-name="P1">stawkę płacy oraz wielkość dodatku za</text:p>
            <text:p text:style-name="P1"><text:s/>ponadnormatywne nadgodziny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6"/>
          <table:table-cell table:style-name="ce39"/>
          <table:table-cell table:number-columns-repeated="101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9.1362147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0:01.837870272</dc:date>
    <meta:print-date>2003-03-13T12:37:37</meta:print-date>
    <meta:generator>LibreOffice/6.0.2.1$Linux_X86_64 LibreOffice_project/00m0$Build-1</meta:generator>
    <meta:editing-duration>PT4M38S</meta:editing-duration>
    <meta:editing-cycles>3</meta:editing-cycles>
    <meta:document-statistic meta:table-count="3" meta:cell-count="16" meta:object-count="2"/>
  </office:meta>
</office:document-meta>
</file>